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Luminance_20__26__20_Gamma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 style:data-style-name="N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Gamma : </text:p>
          </table:table-cell>
          <table:table-cell office:value-type="float" office:value="2.2">
            <text:p>2,2</text:p>
          </table:table-cell>
          <table:table-cell office:value-type="string">
            <text:p>Luminance</text:p>
          </table:table-cell>
          <table:table-cell office:value-type="string">
            <text:p>GAMM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0" office:value-type="float" office:value="0">
            <text:p>0</text:p>
          </table:table-cell>
          <table:table-cell table:formula="of:=[.$B$3]*([.C2]^(1/[.$B$1])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 = </text:p>
          </table:table-cell>
          <table:table-cell table:style-name="ce3" table:formula="of:=IF([.B1]&gt;0;255/(255^(1/[.B1]));0)" office:value-type="float" office:value="20.5427357767675">
            <text:p>20,54</text:p>
          </table:table-cell>
          <table:table-cell table:formula="of:=[.C2]+1" office:value-type="float" office:value="1">
            <text:p>1</text:p>
          </table:table-cell>
          <table:table-cell table:style-name="ce4" table:formula="of:=[.$B$3]*([.C3]^(1/[.$B$1]))" office:value-type="float" office:value="20.5427357767675">
            <text:p>2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3]+1" office:value-type="float" office:value="2">
            <text:p>2</text:p>
          </table:table-cell>
          <table:table-cell table:style-name="ce4" table:formula="of:=[.$B$3]*([.C4]^(1/[.$B$1]))" office:value-type="float" office:value="28.1507582005387">
            <text:p>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4]+1" office:value-type="float" office:value="3">
            <text:p>3</text:p>
          </table:table-cell>
          <table:table-cell table:style-name="ce4" table:formula="of:=[.$B$3]*([.C5]^(1/[.$B$1]))" office:value-type="float" office:value="33.8478881993042">
            <text:p>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]+1" office:value-type="float" office:value="4">
            <text:p>4</text:p>
          </table:table-cell>
          <table:table-cell table:style-name="ce4" table:formula="of:=[.$B$3]*([.C6]^(1/[.$B$1]))" office:value-type="float" office:value="38.5764192207263">
            <text:p>3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6]+1" office:value-type="float" office:value="5">
            <text:p>5</text:p>
          </table:table-cell>
          <table:table-cell table:style-name="ce4" table:formula="of:=[.$B$3]*([.C7]^(1/[.$B$1]))" office:value-type="float" office:value="42.694498694422">
            <text:p>4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]+1" office:value-type="float" office:value="6">
            <text:p>6</text:p>
          </table:table-cell>
          <table:table-cell table:style-name="ce4" table:formula="of:=[.$B$3]*([.C8]^(1/[.$B$1]))" office:value-type="float" office:value="46.3834869246132">
            <text:p>4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]+1" office:value-type="float" office:value="7">
            <text:p>7</text:p>
          </table:table-cell>
          <table:table-cell table:style-name="ce4" table:formula="of:=[.$B$3]*([.C9]^(1/[.$B$1]))" office:value-type="float" office:value="49.7500765091207">
            <text:p>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]+1" office:value-type="float" office:value="8">
            <text:p>8</text:p>
          </table:table-cell>
          <table:table-cell table:style-name="ce4" table:formula="of:=[.$B$3]*([.C10]^(1/[.$B$1]))" office:value-type="float" office:value="52.8632340660986">
            <text:p>5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]+1" office:value-type="float" office:value="9">
            <text:p>9</text:p>
          </table:table-cell>
          <table:table-cell table:style-name="ce4" table:formula="of:=[.$B$3]*([.C11]^(1/[.$B$1]))" office:value-type="float" office:value="55.7705433201495">
            <text:p>5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]+1" office:value-type="float" office:value="10">
            <text:p>10</text:p>
          </table:table-cell>
          <table:table-cell table:style-name="ce4" table:formula="of:=[.$B$3]*([.C12]^(1/[.$B$1]))" office:value-type="float" office:value="58.5064483280333">
            <text:p>5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]+1" office:value-type="float" office:value="11">
            <text:p>11</text:p>
          </table:table-cell>
          <table:table-cell table:style-name="ce4" table:formula="of:=[.$B$3]*([.C13]^(1/[.$B$1]))" office:value-type="float" office:value="61.0968179225957">
            <text:p>6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]+1" office:value-type="float" office:value="12">
            <text:p>12</text:p>
          </table:table-cell>
          <table:table-cell table:style-name="ce4" table:formula="of:=[.$B$3]*([.C14]^(1/[.$B$1]))" office:value-type="float" office:value="63.5616569818966">
            <text:p>6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]+1" office:value-type="float" office:value="13">
            <text:p>13</text:p>
          </table:table-cell>
          <table:table-cell table:style-name="ce4" table:formula="of:=[.$B$3]*([.C15]^(1/[.$B$1]))" office:value-type="float" office:value="65.9168078512217">
            <text:p>6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]+1" office:value-type="float" office:value="14">
            <text:p>14</text:p>
          </table:table-cell>
          <table:table-cell table:style-name="ce4" table:formula="of:=[.$B$3]*([.C16]^(1/[.$B$1]))" office:value-type="float" office:value="68.1750663341751">
            <text:p>6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]+1" office:value-type="float" office:value="15">
            <text:p>15</text:p>
          </table:table-cell>
          <table:table-cell table:style-name="ce4" table:formula="of:=[.$B$3]*([.C17]^(1/[.$B$1]))" office:value-type="float" office:value="70.3469408475025">
            <text:p>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7]+1" office:value-type="float" office:value="16">
            <text:p>16</text:p>
          </table:table-cell>
          <table:table-cell table:style-name="ce4" table:formula="of:=[.$B$3]*([.C18]^(1/[.$B$1]))" office:value-type="float" office:value="72.4411848579686">
            <text:p>7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8]+1" office:value-type="float" office:value="17">
            <text:p>17</text:p>
          </table:table-cell>
          <table:table-cell table:style-name="ce4" table:formula="of:=[.$B$3]*([.C19]^(1/[.$B$1]))" office:value-type="float" office:value="74.4651801480817">
            <text:p>7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9]+1" office:value-type="float" office:value="18">
            <text:p>18</text:p>
          </table:table-cell>
          <table:table-cell table:style-name="ce4" table:formula="of:=[.$B$3]*([.C20]^(1/[.$B$1]))" office:value-type="float" office:value="76.4252189571431">
            <text:p>7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0]+1" office:value-type="float" office:value="19">
            <text:p>19</text:p>
          </table:table-cell>
          <table:table-cell table:style-name="ce4" table:formula="of:=[.$B$3]*([.C21]^(1/[.$B$1]))" office:value-type="float" office:value="78.3267157746415">
            <text:p>7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1]+1" office:value-type="float" office:value="20">
            <text:p>20</text:p>
          </table:table-cell>
          <table:table-cell table:style-name="ce4" table:formula="of:=[.$B$3]*([.C22]^(1/[.$B$1]))" office:value-type="float" office:value="80.1743690787975">
            <text:p>8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2]+1" office:value-type="float" office:value="21">
            <text:p>21</text:p>
          </table:table-cell>
          <table:table-cell table:style-name="ce4" table:formula="of:=[.$B$3]*([.C23]^(1/[.$B$1]))" office:value-type="float" office:value="81.9722867434225">
            <text:p>8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3]+1" office:value-type="float" office:value="22">
            <text:p>22</text:p>
          </table:table-cell>
          <table:table-cell table:style-name="ce4" table:formula="of:=[.$B$3]*([.C24]^(1/[.$B$1]))" office:value-type="float" office:value="83.7240846034952">
            <text:p>8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4]+1" office:value-type="float" office:value="23">
            <text:p>23</text:p>
          </table:table-cell>
          <table:table-cell table:style-name="ce4" table:formula="of:=[.$B$3]*([.C25]^(1/[.$B$1]))" office:value-type="float" office:value="85.4329648747255">
            <text:p>8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5]+1" office:value-type="float" office:value="24">
            <text:p>24</text:p>
          </table:table-cell>
          <table:table-cell table:style-name="ce4" table:formula="of:=[.$B$3]*([.C26]^(1/[.$B$1]))" office:value-type="float" office:value="87.1017792355848">
            <text:p>8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6]+1" office:value-type="float" office:value="25">
            <text:p>25</text:p>
          </table:table-cell>
          <table:table-cell table:style-name="ce4" table:formula="of:=[.$B$3]*([.C27]^(1/[.$B$1]))" office:value-type="float" office:value="88.7330800812565">
            <text:p>8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7]+1" office:value-type="float" office:value="26">
            <text:p>26</text:p>
          </table:table-cell>
          <table:table-cell table:style-name="ce4" table:formula="of:=[.$B$3]*([.C28]^(1/[.$B$1]))" office:value-type="float" office:value="90.3291625485288">
            <text:p>9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8]+1" office:value-type="float" office:value="27">
            <text:p>27</text:p>
          </table:table-cell>
          <table:table-cell table:style-name="ce4" table:formula="of:=[.$B$3]*([.C29]^(1/[.$B$1]))" office:value-type="float" office:value="91.8920992621515">
            <text:p>9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9]+1" office:value-type="float" office:value="28">
            <text:p>28</text:p>
          </table:table-cell>
          <table:table-cell table:style-name="ce4" table:formula="of:=[.$B$3]*([.C30]^(1/[.$B$1]))" office:value-type="float" office:value="93.4237692843966">
            <text:p>9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30]+1" office:value-type="float" office:value="29">
            <text:p>29</text:p>
          </table:table-cell>
          <table:table-cell table:style-name="ce4" table:formula="of:=[.$B$3]*([.C31]^(1/[.$B$1]))" office:value-type="float" office:value="94.9258824060731">
            <text:p>9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31]+1" office:value-type="float" office:value="30">
            <text:p>30</text:p>
          </table:table-cell>
          <table:table-cell table:style-name="ce4" table:formula="of:=[.$B$3]*([.C32]^(1/[.$B$1]))" office:value-type="float" office:value="96.3999996624233">
            <text:p>9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32]+1" office:value-type="float" office:value="31">
            <text:p>31</text:p>
          </table:table-cell>
          <table:table-cell table:style-name="ce4" table:formula="of:=[.$B$3]*([.C33]^(1/[.$B$1]))" office:value-type="float" office:value="97.8475507661025">
            <text:p>9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33]+1" office:value-type="float" office:value="32">
            <text:p>32</text:p>
          </table:table-cell>
          <table:table-cell table:style-name="ce4" table:formula="of:=[.$B$3]*([.C34]^(1/[.$B$1]))" office:value-type="float" office:value="99.2698490044097">
            <text:p>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34]+1" office:value-type="float" office:value="33">
            <text:p>33</text:p>
          </table:table-cell>
          <table:table-cell table:style-name="ce4" table:formula="of:=[.$B$3]*([.C35]^(1/[.$B$1]))" office:value-type="float" office:value="100.668104036855">
            <text:p>10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35]+1" office:value-type="float" office:value="34">
            <text:p>34</text:p>
          </table:table-cell>
          <table:table-cell table:style-name="ce4" table:formula="of:=[.$B$3]*([.C36]^(1/[.$B$1]))" office:value-type="float" office:value="102.043432943285">
            <text:p>10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36]+1" office:value-type="float" office:value="35">
            <text:p>35</text:p>
          </table:table-cell>
          <table:table-cell table:style-name="ce4" table:formula="of:=[.$B$3]*([.C37]^(1/[.$B$1]))" office:value-type="float" office:value="103.396869805833">
            <text:p>1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37]+1" office:value-type="float" office:value="36">
            <text:p>36</text:p>
          </table:table-cell>
          <table:table-cell table:style-name="ce4" table:formula="of:=[.$B$3]*([.C38]^(1/[.$B$1]))" office:value-type="float" office:value="104.729374055372">
            <text:p>10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38]+1" office:value-type="float" office:value="37">
            <text:p>37</text:p>
          </table:table-cell>
          <table:table-cell table:style-name="ce4" table:formula="of:=[.$B$3]*([.C39]^(1/[.$B$1]))" office:value-type="float" office:value="106.041837771476">
            <text:p>10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39]+1" office:value-type="float" office:value="38">
            <text:p>38</text:p>
          </table:table-cell>
          <table:table-cell table:style-name="ce4" table:formula="of:=[.$B$3]*([.C40]^(1/[.$B$1]))" office:value-type="float" office:value="107.335092091673">
            <text:p>1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40]+1" office:value-type="float" office:value="39">
            <text:p>39</text:p>
          </table:table-cell>
          <table:table-cell table:style-name="ce4" table:formula="of:=[.$B$3]*([.C41]^(1/[.$B$1]))" office:value-type="float" office:value="108.609912859145">
            <text:p>10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41]+1" office:value-type="float" office:value="40">
            <text:p>40</text:p>
          </table:table-cell>
          <table:table-cell table:style-name="ce4" table:formula="of:=[.$B$3]*([.C42]^(1/[.$B$1]))" office:value-type="float" office:value="109.867025616445">
            <text:p>11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42]+1" office:value-type="float" office:value="41">
            <text:p>41</text:p>
          </table:table-cell>
          <table:table-cell table:style-name="ce4" table:formula="of:=[.$B$3]*([.C43]^(1/[.$B$1]))" office:value-type="float" office:value="111.107110035344">
            <text:p>11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43]+1" office:value-type="float" office:value="42">
            <text:p>42</text:p>
          </table:table-cell>
          <table:table-cell table:style-name="ce4" table:formula="of:=[.$B$3]*([.C44]^(1/[.$B$1]))" office:value-type="float" office:value="112.330803858609">
            <text:p>1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44]+1" office:value-type="float" office:value="43">
            <text:p>43</text:p>
          </table:table-cell>
          <table:table-cell table:style-name="ce4" table:formula="of:=[.$B$3]*([.C45]^(1/[.$B$1]))" office:value-type="float" office:value="113.538706417764">
            <text:p>1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45]+1" office:value-type="float" office:value="44">
            <text:p>44</text:p>
          </table:table-cell>
          <table:table-cell table:style-name="ce4" table:formula="of:=[.$B$3]*([.C46]^(1/[.$B$1]))" office:value-type="float" office:value="114.731381781191">
            <text:p>11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46]+1" office:value-type="float" office:value="45">
            <text:p>45</text:p>
          </table:table-cell>
          <table:table-cell table:style-name="ce4" table:formula="of:=[.$B$3]*([.C47]^(1/[.$B$1]))" office:value-type="float" office:value="115.909361578909">
            <text:p>1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47]+1" office:value-type="float" office:value="46">
            <text:p>46</text:p>
          </table:table-cell>
          <table:table-cell table:style-name="ce4" table:formula="of:=[.$B$3]*([.C48]^(1/[.$B$1]))" office:value-type="float" office:value="117.07314754364">
            <text:p>11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48]+1" office:value-type="float" office:value="47">
            <text:p>47</text:p>
          </table:table-cell>
          <table:table-cell table:style-name="ce4" table:formula="of:=[.$B$3]*([.C49]^(1/[.$B$1]))" office:value-type="float" office:value="118.223213802177">
            <text:p>1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49]+1" office:value-type="float" office:value="48">
            <text:p>48</text:p>
          </table:table-cell>
          <table:table-cell table:style-name="ce4" table:formula="of:=[.$B$3]*([.C50]^(1/[.$B$1]))" office:value-type="float" office:value="119.360008946358">
            <text:p>1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0]+1" office:value-type="float" office:value="49">
            <text:p>49</text:p>
          </table:table-cell>
          <table:table-cell table:style-name="ce4" table:formula="of:=[.$B$3]*([.C51]^(1/[.$B$1]))" office:value-type="float" office:value="120.483957908981">
            <text:p>12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1]+1" office:value-type="float" office:value="50">
            <text:p>50</text:p>
          </table:table-cell>
          <table:table-cell table:style-name="ce4" table:formula="of:=[.$B$3]*([.C52]^(1/[.$B$1]))" office:value-type="float" office:value="121.595463666599">
            <text:p>12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2]+1" office:value-type="float" office:value="51">
            <text:p>51</text:p>
          </table:table-cell>
          <table:table-cell table:style-name="ce4" table:formula="of:=[.$B$3]*([.C53]^(1/[.$B$1]))" office:value-type="float" office:value="122.694908788333">
            <text:p>12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3]+1" office:value-type="float" office:value="52">
            <text:p>52</text:p>
          </table:table-cell>
          <table:table-cell table:style-name="ce4" table:formula="of:=[.$B$3]*([.C54]^(1/[.$B$1]))" office:value-type="float" office:value="123.782656847321">
            <text:p>12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4]+1" office:value-type="float" office:value="53">
            <text:p>53</text:p>
          </table:table-cell>
          <table:table-cell table:style-name="ce4" table:formula="of:=[.$B$3]*([.C55]^(1/[.$B$1]))" office:value-type="float" office:value="124.859053709415">
            <text:p>1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5]+1" office:value-type="float" office:value="54">
            <text:p>54</text:p>
          </table:table-cell>
          <table:table-cell table:style-name="ce4" table:formula="of:=[.$B$3]*([.C56]^(1/[.$B$1]))" office:value-type="float" office:value="125.924428711889">
            <text:p>12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6]+1" office:value-type="float" office:value="55">
            <text:p>55</text:p>
          </table:table-cell>
          <table:table-cell table:style-name="ce4" table:formula="of:=[.$B$3]*([.C57]^(1/[.$B$1]))" office:value-type="float" office:value="126.979095743404">
            <text:p>12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7]+1" office:value-type="float" office:value="56">
            <text:p>56</text:p>
          </table:table-cell>
          <table:table-cell table:style-name="ce4" table:formula="of:=[.$B$3]*([.C58]^(1/[.$B$1]))" office:value-type="float" office:value="128.023354235139">
            <text:p>1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8]+1" office:value-type="float" office:value="57">
            <text:p>57</text:p>
          </table:table-cell>
          <table:table-cell table:style-name="ce4" table:formula="of:=[.$B$3]*([.C59]^(1/[.$B$1]))" office:value-type="float" office:value="129.057490071847">
            <text:p>12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9]+1" office:value-type="float" office:value="58">
            <text:p>58</text:p>
          </table:table-cell>
          <table:table-cell table:style-name="ce4" table:formula="of:=[.$B$3]*([.C60]^(1/[.$B$1]))" office:value-type="float" office:value="130.081776430589">
            <text:p>1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60]+1" office:value-type="float" office:value="59">
            <text:p>59</text:p>
          </table:table-cell>
          <table:table-cell table:style-name="ce4" table:formula="of:=[.$B$3]*([.C61]^(1/[.$B$1]))" office:value-type="float" office:value="131.09647455403">
            <text:p>13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61]+1" office:value-type="float" office:value="60">
            <text:p>60</text:p>
          </table:table-cell>
          <table:table-cell table:style-name="ce4" table:formula="of:=[.$B$3]*([.C62]^(1/[.$B$1]))" office:value-type="float" office:value="132.101834464421">
            <text:p>13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62]+1" office:value-type="float" office:value="61">
            <text:p>61</text:p>
          </table:table-cell>
          <table:table-cell table:style-name="ce4" table:formula="of:=[.$B$3]*([.C63]^(1/[.$B$1]))" office:value-type="float" office:value="133.098095623729">
            <text:p>1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63]+1" office:value-type="float" office:value="62">
            <text:p>62</text:p>
          </table:table-cell>
          <table:table-cell table:style-name="ce4" table:formula="of:=[.$B$3]*([.C64]^(1/[.$B$1]))" office:value-type="float" office:value="134.085487544781">
            <text:p>1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64]+1" office:value-type="float" office:value="63">
            <text:p>63</text:p>
          </table:table-cell>
          <table:table-cell table:style-name="ce4" table:formula="of:=[.$B$3]*([.C65]^(1/[.$B$1]))" office:value-type="float" office:value="135.064230357796">
            <text:p>13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65]+1" office:value-type="float" office:value="64">
            <text:p>64</text:p>
          </table:table-cell>
          <table:table-cell table:style-name="ce4" table:formula="of:=[.$B$3]*([.C66]^(1/[.$B$1]))" office:value-type="float" office:value="136.034535336211">
            <text:p>13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66]+1" office:value-type="float" office:value="65">
            <text:p>65</text:p>
          </table:table-cell>
          <table:table-cell table:style-name="ce4" table:formula="of:=[.$B$3]*([.C67]^(1/[.$B$1]))" office:value-type="float" office:value="136.996605385307">
            <text:p>13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67]+1" office:value-type="float" office:value="66">
            <text:p>66</text:p>
          </table:table-cell>
          <table:table-cell table:style-name="ce4" table:formula="of:=[.$B$3]*([.C68]^(1/[.$B$1]))" office:value-type="float" office:value="137.950635496813">
            <text:p>13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68]+1" office:value-type="float" office:value="67">
            <text:p>67</text:p>
          </table:table-cell>
          <table:table-cell table:style-name="ce4" table:formula="of:=[.$B$3]*([.C69]^(1/[.$B$1]))" office:value-type="float" office:value="138.896813172313">
            <text:p>13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69]+1" office:value-type="float" office:value="68">
            <text:p>68</text:p>
          </table:table-cell>
          <table:table-cell table:style-name="ce4" table:formula="of:=[.$B$3]*([.C70]^(1/[.$B$1]))" office:value-type="float" office:value="139.835318818053">
            <text:p>14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0]+1" office:value-type="float" office:value="69">
            <text:p>69</text:p>
          </table:table-cell>
          <table:table-cell table:style-name="ce4" table:formula="of:=[.$B$3]*([.C71]^(1/[.$B$1]))" office:value-type="float" office:value="140.766326113445">
            <text:p>14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1]+1" office:value-type="float" office:value="70">
            <text:p>70</text:p>
          </table:table-cell>
          <table:table-cell table:style-name="ce4" table:formula="of:=[.$B$3]*([.C72]^(1/[.$B$1]))" office:value-type="float" office:value="141.690002355401">
            <text:p>14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2]+1" office:value-type="float" office:value="71">
            <text:p>71</text:p>
          </table:table-cell>
          <table:table-cell table:style-name="ce4" table:formula="of:=[.$B$3]*([.C73]^(1/[.$B$1]))" office:value-type="float" office:value="142.606508780381">
            <text:p>14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3]+1" office:value-type="float" office:value="72">
            <text:p>72</text:p>
          </table:table-cell>
          <table:table-cell table:style-name="ce4" table:formula="of:=[.$B$3]*([.C74]^(1/[.$B$1]))" office:value-type="float" office:value="143.516000865901">
            <text:p>14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4]+1" office:value-type="float" office:value="73">
            <text:p>73</text:p>
          </table:table-cell>
          <table:table-cell table:style-name="ce4" table:formula="of:=[.$B$3]*([.C75]^(1/[.$B$1]))" office:value-type="float" office:value="144.418628613086">
            <text:p>14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5]+1" office:value-type="float" office:value="74">
            <text:p>74</text:p>
          </table:table-cell>
          <table:table-cell table:style-name="ce4" table:formula="of:=[.$B$3]*([.C76]^(1/[.$B$1]))" office:value-type="float" office:value="145.314536811673">
            <text:p>14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6]+1" office:value-type="float" office:value="75">
            <text:p>75</text:p>
          </table:table-cell>
          <table:table-cell table:style-name="ce4" table:formula="of:=[.$B$3]*([.C77]^(1/[.$B$1]))" office:value-type="float" office:value="146.203865288817">
            <text:p>14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7]+1" office:value-type="float" office:value="76">
            <text:p>76</text:p>
          </table:table-cell>
          <table:table-cell table:style-name="ce4" table:formula="of:=[.$B$3]*([.C78]^(1/[.$B$1]))" office:value-type="float" office:value="147.08674914285">
            <text:p>14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8]+1" office:value-type="float" office:value="77">
            <text:p>77</text:p>
          </table:table-cell>
          <table:table-cell table:style-name="ce4" table:formula="of:=[.$B$3]*([.C79]^(1/[.$B$1]))" office:value-type="float" office:value="147.96331896312">
            <text:p>14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9]+1" office:value-type="float" office:value="78">
            <text:p>78</text:p>
          </table:table-cell>
          <table:table-cell table:style-name="ce4" table:formula="of:=[.$B$3]*([.C80]^(1/[.$B$1]))" office:value-type="float" office:value="148.833701036897">
            <text:p>14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0]+1" office:value-type="float" office:value="79">
            <text:p>79</text:p>
          </table:table-cell>
          <table:table-cell table:style-name="ce4" table:formula="of:=[.$B$3]*([.C81]^(1/[.$B$1]))" office:value-type="float" office:value="149.69801754425">
            <text:p>1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1]+1" office:value-type="float" office:value="80">
            <text:p>80</text:p>
          </table:table-cell>
          <table:table-cell table:style-name="ce4" table:formula="of:=[.$B$3]*([.C82]^(1/[.$B$1]))" office:value-type="float" office:value="150.556386741766">
            <text:p>15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2]+1" office:value-type="float" office:value="81">
            <text:p>81</text:p>
          </table:table-cell>
          <table:table-cell table:style-name="ce4" table:formula="of:=[.$B$3]*([.C83]^(1/[.$B$1]))" office:value-type="float" office:value="151.40892313585">
            <text:p>15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3]+1" office:value-type="float" office:value="82">
            <text:p>82</text:p>
          </table:table-cell>
          <table:table-cell table:style-name="ce4" table:formula="of:=[.$B$3]*([.C84]^(1/[.$B$1]))" office:value-type="float" office:value="152.25573764634">
            <text:p>15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4]+1" office:value-type="float" office:value="83">
            <text:p>83</text:p>
          </table:table-cell>
          <table:table-cell table:style-name="ce4" table:formula="of:=[.$B$3]*([.C85]^(1/[.$B$1]))" office:value-type="float" office:value="153.096937761079">
            <text:p>15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5]+1" office:value-type="float" office:value="84">
            <text:p>84</text:p>
          </table:table-cell>
          <table:table-cell table:style-name="ce4" table:formula="of:=[.$B$3]*([.C86]^(1/[.$B$1]))" office:value-type="float" office:value="153.932627682048">
            <text:p>15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6]+1" office:value-type="float" office:value="85">
            <text:p>85</text:p>
          </table:table-cell>
          <table:table-cell table:style-name="ce4" table:formula="of:=[.$B$3]*([.C87]^(1/[.$B$1]))" office:value-type="float" office:value="154.762908463619">
            <text:p>15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7]+1" office:value-type="float" office:value="86">
            <text:p>86</text:p>
          </table:table-cell>
          <table:table-cell table:style-name="ce4" table:formula="of:=[.$B$3]*([.C88]^(1/[.$B$1]))" office:value-type="float" office:value="155.587878143432">
            <text:p>15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8]+1" office:value-type="float" office:value="87">
            <text:p>87</text:p>
          </table:table-cell>
          <table:table-cell table:style-name="ce4" table:formula="of:=[.$B$3]*([.C89]^(1/[.$B$1]))" office:value-type="float" office:value="156.407631866384">
            <text:p>15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9]+1" office:value-type="float" office:value="88">
            <text:p>88</text:p>
          </table:table-cell>
          <table:table-cell table:style-name="ce4" table:formula="of:=[.$B$3]*([.C90]^(1/[.$B$1]))" office:value-type="float" office:value="157.222262002155">
            <text:p>15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0]+1" office:value-type="float" office:value="89">
            <text:p>89</text:p>
          </table:table-cell>
          <table:table-cell table:style-name="ce4" table:formula="of:=[.$B$3]*([.C91]^(1/[.$B$1]))" office:value-type="float" office:value="158.031858256677">
            <text:p>15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1]+1" office:value-type="float" office:value="90">
            <text:p>90</text:p>
          </table:table-cell>
          <table:table-cell table:style-name="ce4" table:formula="of:=[.$B$3]*([.C92]^(1/[.$B$1]))" office:value-type="float" office:value="158.836507777938">
            <text:p>15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2]+1" office:value-type="float" office:value="91">
            <text:p>91</text:p>
          </table:table-cell>
          <table:table-cell table:style-name="ce4" table:formula="of:=[.$B$3]*([.C93]^(1/[.$B$1]))" office:value-type="float" office:value="159.63629525645">
            <text:p>16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3]+1" office:value-type="float" office:value="92">
            <text:p>92</text:p>
          </table:table-cell>
          <table:table-cell table:style-name="ce4" table:formula="of:=[.$B$3]*([.C94]^(1/[.$B$1]))" office:value-type="float" office:value="160.431303020711">
            <text:p>16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4]+1" office:value-type="float" office:value="93">
            <text:p>93</text:p>
          </table:table-cell>
          <table:table-cell table:style-name="ce4" table:formula="of:=[.$B$3]*([.C95]^(1/[.$B$1]))" office:value-type="float" office:value="161.221611127976">
            <text:p>16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5]+1" office:value-type="float" office:value="94">
            <text:p>94</text:p>
          </table:table-cell>
          <table:table-cell table:style-name="ce4" table:formula="of:=[.$B$3]*([.C96]^(1/[.$B$1]))" office:value-type="float" office:value="162.007297450591">
            <text:p>16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6]+1" office:value-type="float" office:value="95">
            <text:p>95</text:p>
          </table:table-cell>
          <table:table-cell table:style-name="ce4" table:formula="of:=[.$B$3]*([.C97]^(1/[.$B$1]))" office:value-type="float" office:value="162.788437758168">
            <text:p>16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7]+1" office:value-type="float" office:value="96">
            <text:p>96</text:p>
          </table:table-cell>
          <table:table-cell table:style-name="ce4" table:formula="of:=[.$B$3]*([.C98]^(1/[.$B$1]))" office:value-type="float" office:value="163.565105795845">
            <text:p>16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8]+1" office:value-type="float" office:value="97">
            <text:p>97</text:p>
          </table:table-cell>
          <table:table-cell table:style-name="ce4" table:formula="of:=[.$B$3]*([.C99]^(1/[.$B$1]))" office:value-type="float" office:value="164.337373358845">
            <text:p>16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9]+1" office:value-type="float" office:value="98">
            <text:p>98</text:p>
          </table:table-cell>
          <table:table-cell table:style-name="ce4" table:formula="of:=[.$B$3]*([.C100]^(1/[.$B$1]))" office:value-type="float" office:value="165.10531036355">
            <text:p>16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0]+1" office:value-type="float" office:value="99">
            <text:p>99</text:p>
          </table:table-cell>
          <table:table-cell table:style-name="ce4" table:formula="of:=[.$B$3]*([.C101]^(1/[.$B$1]))" office:value-type="float" office:value="165.868984915289">
            <text:p>16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1]+1" office:value-type="float" office:value="100">
            <text:p>100</text:p>
          </table:table-cell>
          <table:table-cell table:style-name="ce4" table:formula="of:=[.$B$3]*([.C102]^(1/[.$B$1]))" office:value-type="float" office:value="166.628463373025">
            <text:p>16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2]+1" office:value-type="float" office:value="101">
            <text:p>101</text:p>
          </table:table-cell>
          <table:table-cell table:style-name="ce4" table:formula="of:=[.$B$3]*([.C103]^(1/[.$B$1]))" office:value-type="float" office:value="167.383810411104">
            <text:p>16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3]+1" office:value-type="float" office:value="102">
            <text:p>102</text:p>
          </table:table-cell>
          <table:table-cell table:style-name="ce4" table:formula="of:=[.$B$3]*([.C104]^(1/[.$B$1]))" office:value-type="float" office:value="168.135089078238">
            <text:p>16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4]+1" office:value-type="float" office:value="103">
            <text:p>103</text:p>
          </table:table-cell>
          <table:table-cell table:style-name="ce4" table:formula="of:=[.$B$3]*([.C105]^(1/[.$B$1]))" office:value-type="float" office:value="168.882360853859">
            <text:p>16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5]+1" office:value-type="float" office:value="104">
            <text:p>104</text:p>
          </table:table-cell>
          <table:table-cell table:style-name="ce4" table:formula="of:=[.$B$3]*([.C106]^(1/[.$B$1]))" office:value-type="float" office:value="169.625685701999">
            <text:p>1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6]+1" office:value-type="float" office:value="105">
            <text:p>105</text:p>
          </table:table-cell>
          <table:table-cell table:style-name="ce4" table:formula="of:=[.$B$3]*([.C107]^(1/[.$B$1]))" office:value-type="float" office:value="170.365122122821">
            <text:p>1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7]+1" office:value-type="float" office:value="106">
            <text:p>106</text:p>
          </table:table-cell>
          <table:table-cell table:style-name="ce4" table:formula="of:=[.$B$3]*([.C108]^(1/[.$B$1]))" office:value-type="float" office:value="171.100727201919">
            <text:p>17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8]+1" office:value-type="float" office:value="107">
            <text:p>107</text:p>
          </table:table-cell>
          <table:table-cell table:style-name="ce4" table:formula="of:=[.$B$3]*([.C109]^(1/[.$B$1]))" office:value-type="float" office:value="171.832556657516">
            <text:p>17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9]+1" office:value-type="float" office:value="108">
            <text:p>108</text:p>
          </table:table-cell>
          <table:table-cell table:style-name="ce4" table:formula="of:=[.$B$3]*([.C110]^(1/[.$B$1]))" office:value-type="float" office:value="172.560664885656">
            <text:p>17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0]+1" office:value-type="float" office:value="109">
            <text:p>109</text:p>
          </table:table-cell>
          <table:table-cell table:style-name="ce4" table:formula="of:=[.$B$3]*([.C111]^(1/[.$B$1]))" office:value-type="float" office:value="173.285105003504">
            <text:p>17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1]+1" office:value-type="float" office:value="110">
            <text:p>110</text:p>
          </table:table-cell>
          <table:table-cell table:style-name="ce4" table:formula="of:=[.$B$3]*([.C112]^(1/[.$B$1]))" office:value-type="float" office:value="174.005928890844">
            <text:p>17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2]+1" office:value-type="float" office:value="111">
            <text:p>111</text:p>
          </table:table-cell>
          <table:table-cell table:style-name="ce4" table:formula="of:=[.$B$3]*([.C113]^(1/[.$B$1]))" office:value-type="float" office:value="174.723187229859">
            <text:p>17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3]+1" office:value-type="float" office:value="112">
            <text:p>112</text:p>
          </table:table-cell>
          <table:table-cell table:style-name="ce4" table:formula="of:=[.$B$3]*([.C114]^(1/[.$B$1]))" office:value-type="float" office:value="175.436929543295">
            <text:p>17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4]+1" office:value-type="float" office:value="113">
            <text:p>113</text:p>
          </table:table-cell>
          <table:table-cell table:style-name="ce4" table:formula="of:=[.$B$3]*([.C115]^(1/[.$B$1]))" office:value-type="float" office:value="176.14720423108">
            <text:p>17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5]+1" office:value-type="float" office:value="114">
            <text:p>114</text:p>
          </table:table-cell>
          <table:table-cell table:style-name="ce4" table:formula="of:=[.$B$3]*([.C116]^(1/[.$B$1]))" office:value-type="float" office:value="176.854058605463">
            <text:p>17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6]+1" office:value-type="float" office:value="115">
            <text:p>115</text:p>
          </table:table-cell>
          <table:table-cell table:style-name="ce4" table:formula="of:=[.$B$3]*([.C117]^(1/[.$B$1]))" office:value-type="float" office:value="177.557538924766">
            <text:p>17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7]+1" office:value-type="float" office:value="116">
            <text:p>116</text:p>
          </table:table-cell>
          <table:table-cell table:style-name="ce4" table:formula="of:=[.$B$3]*([.C118]^(1/[.$B$1]))" office:value-type="float" office:value="178.2576904258">
            <text:p>17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8]+1" office:value-type="float" office:value="117">
            <text:p>117</text:p>
          </table:table-cell>
          <table:table-cell table:style-name="ce4" table:formula="of:=[.$B$3]*([.C119]^(1/[.$B$1]))" office:value-type="float" office:value="178.954557355018">
            <text:p>17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9]+1" office:value-type="float" office:value="118">
            <text:p>118</text:p>
          </table:table-cell>
          <table:table-cell table:style-name="ce4" table:formula="of:=[.$B$3]*([.C120]^(1/[.$B$1]))" office:value-type="float" office:value="179.648182998452">
            <text:p>18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0]+1" office:value-type="float" office:value="119">
            <text:p>119</text:p>
          </table:table-cell>
          <table:table-cell table:style-name="ce4" table:formula="of:=[.$B$3]*([.C121]^(1/[.$B$1]))" office:value-type="float" office:value="180.338609710506">
            <text:p>18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1]+1" office:value-type="float" office:value="120">
            <text:p>120</text:p>
          </table:table-cell>
          <table:table-cell table:style-name="ce4" table:formula="of:=[.$B$3]*([.C122]^(1/[.$B$1]))" office:value-type="float" office:value="181.025878941655">
            <text:p>18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2]+1" office:value-type="float" office:value="121">
            <text:p>121</text:p>
          </table:table-cell>
          <table:table-cell table:style-name="ce4" table:formula="of:=[.$B$3]*([.C123]^(1/[.$B$1]))" office:value-type="float" office:value="181.710031265085">
            <text:p>18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3]+1" office:value-type="float" office:value="122">
            <text:p>122</text:p>
          </table:table-cell>
          <table:table-cell table:style-name="ce4" table:formula="of:=[.$B$3]*([.C124]^(1/[.$B$1]))" office:value-type="float" office:value="182.39110640235">
            <text:p>18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4]+1" office:value-type="float" office:value="123">
            <text:p>123</text:p>
          </table:table-cell>
          <table:table-cell table:style-name="ce4" table:formula="of:=[.$B$3]*([.C125]^(1/[.$B$1]))" office:value-type="float" office:value="183.06914324806">
            <text:p>18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5]+1" office:value-type="float" office:value="124">
            <text:p>124</text:p>
          </table:table-cell>
          <table:table-cell table:style-name="ce4" table:formula="of:=[.$B$3]*([.C126]^(1/[.$B$1]))" office:value-type="float" office:value="183.744179893668">
            <text:p>18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6]+1" office:value-type="float" office:value="125">
            <text:p>125</text:p>
          </table:table-cell>
          <table:table-cell table:style-name="ce4" table:formula="of:=[.$B$3]*([.C127]^(1/[.$B$1]))" office:value-type="float" office:value="184.416253650388">
            <text:p>18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7]+1" office:value-type="float" office:value="126">
            <text:p>126</text:p>
          </table:table-cell>
          <table:table-cell table:style-name="ce4" table:formula="of:=[.$B$3]*([.C128]^(1/[.$B$1]))" office:value-type="float" office:value="185.085401071272">
            <text:p>18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8]+1" office:value-type="float" office:value="127">
            <text:p>127</text:p>
          </table:table-cell>
          <table:table-cell table:style-name="ce4" table:formula="of:=[.$B$3]*([.C129]^(1/[.$B$1]))" office:value-type="float" office:value="185.751657972503">
            <text:p>18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9]+1" office:value-type="float" office:value="128">
            <text:p>128</text:p>
          </table:table-cell>
          <table:table-cell table:style-name="ce4" table:formula="of:=[.$B$3]*([.C130]^(1/[.$B$1]))" office:value-type="float" office:value="186.415059453921">
            <text:p>18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0]+1" office:value-type="float" office:value="129">
            <text:p>129</text:p>
          </table:table-cell>
          <table:table-cell table:style-name="ce4" table:formula="of:=[.$B$3]*([.C131]^(1/[.$B$1]))" office:value-type="float" office:value="187.075639918824">
            <text:p>18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1]+1" office:value-type="float" office:value="130">
            <text:p>130</text:p>
          </table:table-cell>
          <table:table-cell table:style-name="ce4" table:formula="of:=[.$B$3]*([.C132]^(1/[.$B$1]))" office:value-type="float" office:value="187.73343309307">
            <text:p>18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2]+1" office:value-type="float" office:value="131">
            <text:p>131</text:p>
          </table:table-cell>
          <table:table-cell table:style-name="ce4" table:formula="of:=[.$B$3]*([.C133]^(1/[.$B$1]))" office:value-type="float" office:value="188.388472043518">
            <text:p>18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3]+1" office:value-type="float" office:value="132">
            <text:p>132</text:p>
          </table:table-cell>
          <table:table-cell table:style-name="ce4" table:formula="of:=[.$B$3]*([.C134]^(1/[.$B$1]))" office:value-type="float" office:value="189.040789195824">
            <text:p>18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4]+1" office:value-type="float" office:value="133">
            <text:p>133</text:p>
          </table:table-cell>
          <table:table-cell table:style-name="ce4" table:formula="of:=[.$B$3]*([.C135]^(1/[.$B$1]))" office:value-type="float" office:value="189.690416351631">
            <text:p>19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5]+1" office:value-type="float" office:value="134">
            <text:p>134</text:p>
          </table:table-cell>
          <table:table-cell table:style-name="ce4" table:formula="of:=[.$B$3]*([.C136]^(1/[.$B$1]))" office:value-type="float" office:value="190.337384705166">
            <text:p>19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6]+1" office:value-type="float" office:value="135">
            <text:p>135</text:p>
          </table:table-cell>
          <table:table-cell table:style-name="ce4" table:formula="of:=[.$B$3]*([.C137]^(1/[.$B$1]))" office:value-type="float" office:value="190.981724859286">
            <text:p>19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7]+1" office:value-type="float" office:value="136">
            <text:p>136</text:p>
          </table:table-cell>
          <table:table-cell table:style-name="ce4" table:formula="of:=[.$B$3]*([.C138]^(1/[.$B$1]))" office:value-type="float" office:value="191.623466840971">
            <text:p>19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8]+1" office:value-type="float" office:value="137">
            <text:p>137</text:p>
          </table:table-cell>
          <table:table-cell table:style-name="ce4" table:formula="of:=[.$B$3]*([.C139]^(1/[.$B$1]))" office:value-type="float" office:value="192.262640116311">
            <text:p>19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9]+1" office:value-type="float" office:value="138">
            <text:p>138</text:p>
          </table:table-cell>
          <table:table-cell table:style-name="ce4" table:formula="of:=[.$B$3]*([.C140]^(1/[.$B$1]))" office:value-type="float" office:value="192.899273604994">
            <text:p>19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0]+1" office:value-type="float" office:value="139">
            <text:p>139</text:p>
          </table:table-cell>
          <table:table-cell table:style-name="ce4" table:formula="of:=[.$B$3]*([.C141]^(1/[.$B$1]))" office:value-type="float" office:value="193.533395694312">
            <text:p>19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1]+1" office:value-type="float" office:value="140">
            <text:p>140</text:p>
          </table:table-cell>
          <table:table-cell table:style-name="ce4" table:formula="of:=[.$B$3]*([.C142]^(1/[.$B$1]))" office:value-type="float" office:value="194.165034252721">
            <text:p>19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2]+1" office:value-type="float" office:value="141">
            <text:p>141</text:p>
          </table:table-cell>
          <table:table-cell table:style-name="ce4" table:formula="of:=[.$B$3]*([.C143]^(1/[.$B$1]))" office:value-type="float" office:value="194.794216642949">
            <text:p>19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3]+1" office:value-type="float" office:value="142">
            <text:p>142</text:p>
          </table:table-cell>
          <table:table-cell table:style-name="ce4" table:formula="of:=[.$B$3]*([.C144]^(1/[.$B$1]))" office:value-type="float" office:value="195.420969734694">
            <text:p>19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4]+1" office:value-type="float" office:value="143">
            <text:p>143</text:p>
          </table:table-cell>
          <table:table-cell table:style-name="ce4" table:formula="of:=[.$B$3]*([.C145]^(1/[.$B$1]))" office:value-type="float" office:value="196.045319916904">
            <text:p>19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5]+1" office:value-type="float" office:value="144">
            <text:p>144</text:p>
          </table:table-cell>
          <table:table-cell table:style-name="ce4" table:formula="of:=[.$B$3]*([.C146]^(1/[.$B$1]))" office:value-type="float" office:value="196.667293109682">
            <text:p>19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6]+1" office:value-type="float" office:value="145">
            <text:p>145</text:p>
          </table:table-cell>
          <table:table-cell table:style-name="ce4" table:formula="of:=[.$B$3]*([.C147]^(1/[.$B$1]))" office:value-type="float" office:value="197.286914775802">
            <text:p>19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7]+1" office:value-type="float" office:value="146">
            <text:p>146</text:p>
          </table:table-cell>
          <table:table-cell table:style-name="ce4" table:formula="of:=[.$B$3]*([.C148]^(1/[.$B$1]))" office:value-type="float" office:value="197.904209931872">
            <text:p>19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8]+1" office:value-type="float" office:value="147">
            <text:p>147</text:p>
          </table:table-cell>
          <table:table-cell table:style-name="ce4" table:formula="of:=[.$B$3]*([.C149]^(1/[.$B$1]))" office:value-type="float" office:value="198.51920315915">
            <text:p>1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9]+1" office:value-type="float" office:value="148">
            <text:p>148</text:p>
          </table:table-cell>
          <table:table-cell table:style-name="ce4" table:formula="of:=[.$B$3]*([.C150]^(1/[.$B$1]))" office:value-type="float" office:value="199.131918614025">
            <text:p>1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0]+1" office:value-type="float" office:value="149">
            <text:p>149</text:p>
          </table:table-cell>
          <table:table-cell table:style-name="ce4" table:formula="of:=[.$B$3]*([.C151]^(1/[.$B$1]))" office:value-type="float" office:value="199.742380038175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1]+1" office:value-type="float" office:value="150">
            <text:p>150</text:p>
          </table:table-cell>
          <table:table-cell table:style-name="ce4" table:formula="of:=[.$B$3]*([.C152]^(1/[.$B$1]))" office:value-type="float" office:value="200.350610768419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2]+1" office:value-type="float" office:value="151">
            <text:p>151</text:p>
          </table:table-cell>
          <table:table-cell table:style-name="ce4" table:formula="of:=[.$B$3]*([.C153]^(1/[.$B$1]))" office:value-type="float" office:value="200.956633746266">
            <text:p>20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3]+1" office:value-type="float" office:value="152">
            <text:p>152</text:p>
          </table:table-cell>
          <table:table-cell table:style-name="ce4" table:formula="of:=[.$B$3]*([.C154]^(1/[.$B$1]))" office:value-type="float" office:value="201.560471527186">
            <text:p>20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4]+1" office:value-type="float" office:value="153">
            <text:p>153</text:p>
          </table:table-cell>
          <table:table-cell table:style-name="ce4" table:formula="of:=[.$B$3]*([.C155]^(1/[.$B$1]))" office:value-type="float" office:value="202.162146289593">
            <text:p>20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5]+1" office:value-type="float" office:value="154">
            <text:p>154</text:p>
          </table:table-cell>
          <table:table-cell table:style-name="ce4" table:formula="of:=[.$B$3]*([.C156]^(1/[.$B$1]))" office:value-type="float" office:value="202.76167984357">
            <text:p>2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6]+1" office:value-type="float" office:value="155">
            <text:p>155</text:p>
          </table:table-cell>
          <table:table-cell table:style-name="ce4" table:formula="of:=[.$B$3]*([.C157]^(1/[.$B$1]))" office:value-type="float" office:value="203.359093639334">
            <text:p>2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7]+1" office:value-type="float" office:value="156">
            <text:p>156</text:p>
          </table:table-cell>
          <table:table-cell table:style-name="ce4" table:formula="of:=[.$B$3]*([.C158]^(1/[.$B$1]))" office:value-type="float" office:value="203.954408775452">
            <text:p>20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8]+1" office:value-type="float" office:value="157">
            <text:p>157</text:p>
          </table:table-cell>
          <table:table-cell table:style-name="ce4" table:formula="of:=[.$B$3]*([.C159]^(1/[.$B$1]))" office:value-type="float" office:value="204.547646006821">
            <text:p>20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9]+1" office:value-type="float" office:value="158">
            <text:p>158</text:p>
          </table:table-cell>
          <table:table-cell table:style-name="ce4" table:formula="of:=[.$B$3]*([.C160]^(1/[.$B$1]))" office:value-type="float" office:value="205.138825752414">
            <text:p>20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0]+1" office:value-type="float" office:value="159">
            <text:p>159</text:p>
          </table:table-cell>
          <table:table-cell table:style-name="ce4" table:formula="of:=[.$B$3]*([.C161]^(1/[.$B$1]))" office:value-type="float" office:value="205.727968102805">
            <text:p>20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1]+1" office:value-type="float" office:value="160">
            <text:p>160</text:p>
          </table:table-cell>
          <table:table-cell table:style-name="ce4" table:formula="of:=[.$B$3]*([.C162]^(1/[.$B$1]))" office:value-type="float" office:value="206.315092827483">
            <text:p>20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2]+1" office:value-type="float" office:value="161">
            <text:p>161</text:p>
          </table:table-cell>
          <table:table-cell table:style-name="ce4" table:formula="of:=[.$B$3]*([.C163]^(1/[.$B$1]))" office:value-type="float" office:value="206.900219381949">
            <text:p>2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3]+1" office:value-type="float" office:value="162">
            <text:p>162</text:p>
          </table:table-cell>
          <table:table-cell table:style-name="ce4" table:formula="of:=[.$B$3]*([.C164]^(1/[.$B$1]))" office:value-type="float" office:value="207.483366914626">
            <text:p>2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4]+1" office:value-type="float" office:value="163">
            <text:p>163</text:p>
          </table:table-cell>
          <table:table-cell table:style-name="ce4" table:formula="of:=[.$B$3]*([.C165]^(1/[.$B$1]))" office:value-type="float" office:value="208.06455427356">
            <text:p>20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5]+1" office:value-type="float" office:value="164">
            <text:p>164</text:p>
          </table:table-cell>
          <table:table-cell table:style-name="ce4" table:formula="of:=[.$B$3]*([.C166]^(1/[.$B$1]))" office:value-type="float" office:value="208.643800012951">
            <text:p>20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6]+1" office:value-type="float" office:value="165">
            <text:p>165</text:p>
          </table:table-cell>
          <table:table-cell table:style-name="ce4" table:formula="of:=[.$B$3]*([.C167]^(1/[.$B$1]))" office:value-type="float" office:value="209.221122399491">
            <text:p>20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7]+1" office:value-type="float" office:value="166">
            <text:p>166</text:p>
          </table:table-cell>
          <table:table-cell table:style-name="ce4" table:formula="of:=[.$B$3]*([.C168]^(1/[.$B$1]))" office:value-type="float" office:value="209.79653941853">
            <text:p>21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8]+1" office:value-type="float" office:value="167">
            <text:p>167</text:p>
          </table:table-cell>
          <table:table-cell table:style-name="ce4" table:formula="of:=[.$B$3]*([.C169]^(1/[.$B$1]))" office:value-type="float" office:value="210.370068780081">
            <text:p>21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9]+1" office:value-type="float" office:value="168">
            <text:p>168</text:p>
          </table:table-cell>
          <table:table-cell table:style-name="ce4" table:formula="of:=[.$B$3]*([.C170]^(1/[.$B$1]))" office:value-type="float" office:value="210.941727924651">
            <text:p>21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70]+1" office:value-type="float" office:value="169">
            <text:p>169</text:p>
          </table:table-cell>
          <table:table-cell table:style-name="ce4" table:formula="of:=[.$B$3]*([.C171]^(1/[.$B$1]))" office:value-type="float" office:value="211.51153402892">
            <text:p>2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71]+1" office:value-type="float" office:value="170">
            <text:p>170</text:p>
          </table:table-cell>
          <table:table-cell table:style-name="ce4" table:formula="of:=[.$B$3]*([.C172]^(1/[.$B$1]))" office:value-type="float" office:value="212.07950401127">
            <text:p>2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72]+1" office:value-type="float" office:value="171">
            <text:p>171</text:p>
          </table:table-cell>
          <table:table-cell table:style-name="ce4" table:formula="of:=[.$B$3]*([.C173]^(1/[.$B$1]))" office:value-type="float" office:value="212.645654537161">
            <text:p>21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73]+1" office:value-type="float" office:value="172">
            <text:p>172</text:p>
          </table:table-cell>
          <table:table-cell table:style-name="ce4" table:formula="of:=[.$B$3]*([.C174]^(1/[.$B$1]))" office:value-type="float" office:value="213.210002024366">
            <text:p>21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74]+1" office:value-type="float" office:value="173">
            <text:p>173</text:p>
          </table:table-cell>
          <table:table-cell table:style-name="ce4" table:formula="of:=[.$B$3]*([.C175]^(1/[.$B$1]))" office:value-type="float" office:value="213.772562648073">
            <text:p>2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75]+1" office:value-type="float" office:value="174">
            <text:p>174</text:p>
          </table:table-cell>
          <table:table-cell table:style-name="ce4" table:formula="of:=[.$B$3]*([.C176]^(1/[.$B$1]))" office:value-type="float" office:value="214.333352345843">
            <text:p>2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76]+1" office:value-type="float" office:value="175">
            <text:p>175</text:p>
          </table:table-cell>
          <table:table-cell table:style-name="ce4" table:formula="of:=[.$B$3]*([.C177]^(1/[.$B$1]))" office:value-type="float" office:value="214.892386822447">
            <text:p>21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77]+1" office:value-type="float" office:value="176">
            <text:p>176</text:p>
          </table:table-cell>
          <table:table-cell table:style-name="ce4" table:formula="of:=[.$B$3]*([.C178]^(1/[.$B$1]))" office:value-type="float" office:value="215.449681554578">
            <text:p>21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78]+1" office:value-type="float" office:value="177">
            <text:p>177</text:p>
          </table:table-cell>
          <table:table-cell table:style-name="ce4" table:formula="of:=[.$B$3]*([.C179]^(1/[.$B$1]))" office:value-type="float" office:value="216.005251795434">
            <text:p>2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79]+1" office:value-type="float" office:value="178">
            <text:p>178</text:p>
          </table:table-cell>
          <table:table-cell table:style-name="ce4" table:formula="of:=[.$B$3]*([.C180]^(1/[.$B$1]))" office:value-type="float" office:value="216.559112579188">
            <text:p>21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80]+1" office:value-type="float" office:value="179">
            <text:p>179</text:p>
          </table:table-cell>
          <table:table-cell table:style-name="ce4" table:formula="of:=[.$B$3]*([.C181]^(1/[.$B$1]))" office:value-type="float" office:value="217.11127872535">
            <text:p>21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81]+1" office:value-type="float" office:value="180">
            <text:p>180</text:p>
          </table:table-cell>
          <table:table-cell table:style-name="ce4" table:formula="of:=[.$B$3]*([.C182]^(1/[.$B$1]))" office:value-type="float" office:value="217.661764843003">
            <text:p>2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82]+1" office:value-type="float" office:value="181">
            <text:p>181</text:p>
          </table:table-cell>
          <table:table-cell table:style-name="ce4" table:formula="of:=[.$B$3]*([.C183]^(1/[.$B$1]))" office:value-type="float" office:value="218.210585334952">
            <text:p>2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83]+1" office:value-type="float" office:value="182">
            <text:p>182</text:p>
          </table:table-cell>
          <table:table-cell table:style-name="ce4" table:formula="of:=[.$B$3]*([.C184]^(1/[.$B$1]))" office:value-type="float" office:value="218.757754401748">
            <text:p>2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84]+1" office:value-type="float" office:value="183">
            <text:p>183</text:p>
          </table:table-cell>
          <table:table-cell table:style-name="ce4" table:formula="of:=[.$B$3]*([.C185]^(1/[.$B$1]))" office:value-type="float" office:value="219.303286045632">
            <text:p>2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85]+1" office:value-type="float" office:value="184">
            <text:p>184</text:p>
          </table:table-cell>
          <table:table-cell table:style-name="ce4" table:formula="of:=[.$B$3]*([.C186]^(1/[.$B$1]))" office:value-type="float" office:value="219.847194074364">
            <text:p>22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86]+1" office:value-type="float" office:value="185">
            <text:p>185</text:p>
          </table:table-cell>
          <table:table-cell table:style-name="ce4" table:formula="of:=[.$B$3]*([.C187]^(1/[.$B$1]))" office:value-type="float" office:value="220.38949210497">
            <text:p>22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87]+1" office:value-type="float" office:value="186">
            <text:p>186</text:p>
          </table:table-cell>
          <table:table-cell table:style-name="ce4" table:formula="of:=[.$B$3]*([.C188]^(1/[.$B$1]))" office:value-type="float" office:value="220.930193567387">
            <text:p>22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88]+1" office:value-type="float" office:value="187">
            <text:p>187</text:p>
          </table:table-cell>
          <table:table-cell table:style-name="ce4" table:formula="of:=[.$B$3]*([.C189]^(1/[.$B$1]))" office:value-type="float" office:value="221.469311708031">
            <text:p>22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89]+1" office:value-type="float" office:value="188">
            <text:p>188</text:p>
          </table:table-cell>
          <table:table-cell table:style-name="ce4" table:formula="of:=[.$B$3]*([.C190]^(1/[.$B$1]))" office:value-type="float" office:value="222.006859593263">
            <text:p>22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90]+1" office:value-type="float" office:value="189">
            <text:p>189</text:p>
          </table:table-cell>
          <table:table-cell table:style-name="ce4" table:formula="of:=[.$B$3]*([.C191]^(1/[.$B$1]))" office:value-type="float" office:value="222.542850112787">
            <text:p>22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91]+1" office:value-type="float" office:value="190">
            <text:p>190</text:p>
          </table:table-cell>
          <table:table-cell table:style-name="ce4" table:formula="of:=[.$B$3]*([.C192]^(1/[.$B$1]))" office:value-type="float" office:value="223.077295982955">
            <text:p>22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92]+1" office:value-type="float" office:value="191">
            <text:p>191</text:p>
          </table:table-cell>
          <table:table-cell table:style-name="ce4" table:formula="of:=[.$B$3]*([.C193]^(1/[.$B$1]))" office:value-type="float" office:value="223.610209750001">
            <text:p>22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93]+1" office:value-type="float" office:value="192">
            <text:p>192</text:p>
          </table:table-cell>
          <table:table-cell table:style-name="ce4" table:formula="of:=[.$B$3]*([.C194]^(1/[.$B$1]))" office:value-type="float" office:value="224.141603793187">
            <text:p>22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94]+1" office:value-type="float" office:value="193">
            <text:p>193</text:p>
          </table:table-cell>
          <table:table-cell table:style-name="ce4" table:formula="of:=[.$B$3]*([.C195]^(1/[.$B$1]))" office:value-type="float" office:value="224.671490327893">
            <text:p>2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95]+1" office:value-type="float" office:value="194">
            <text:p>194</text:p>
          </table:table-cell>
          <table:table-cell table:style-name="ce4" table:formula="of:=[.$B$3]*([.C196]^(1/[.$B$1]))" office:value-type="float" office:value="225.199881408612">
            <text:p>2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96]+1" office:value-type="float" office:value="195">
            <text:p>195</text:p>
          </table:table-cell>
          <table:table-cell table:style-name="ce4" table:formula="of:=[.$B$3]*([.C197]^(1/[.$B$1]))" office:value-type="float" office:value="225.726788931894">
            <text:p>22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97]+1" office:value-type="float" office:value="196">
            <text:p>196</text:p>
          </table:table-cell>
          <table:table-cell table:style-name="ce4" table:formula="of:=[.$B$3]*([.C198]^(1/[.$B$1]))" office:value-type="float" office:value="226.252224639212">
            <text:p>22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98]+1" office:value-type="float" office:value="197">
            <text:p>197</text:p>
          </table:table-cell>
          <table:table-cell table:style-name="ce4" table:formula="of:=[.$B$3]*([.C199]^(1/[.$B$1]))" office:value-type="float" office:value="226.776200119759">
            <text:p>22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99]+1" office:value-type="float" office:value="198">
            <text:p>198</text:p>
          </table:table-cell>
          <table:table-cell table:style-name="ce4" table:formula="of:=[.$B$3]*([.C200]^(1/[.$B$1]))" office:value-type="float" office:value="227.298726813193">
            <text:p>22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00]+1" office:value-type="float" office:value="199">
            <text:p>199</text:p>
          </table:table-cell>
          <table:table-cell table:style-name="ce4" table:formula="of:=[.$B$3]*([.C201]^(1/[.$B$1]))" office:value-type="float" office:value="227.819816012303">
            <text:p>2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01]+1" office:value-type="float" office:value="200">
            <text:p>200</text:p>
          </table:table-cell>
          <table:table-cell table:style-name="ce4" table:formula="of:=[.$B$3]*([.C202]^(1/[.$B$1]))" office:value-type="float" office:value="228.339478865625">
            <text:p>2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02]+1" office:value-type="float" office:value="201">
            <text:p>201</text:p>
          </table:table-cell>
          <table:table-cell table:style-name="ce4" table:formula="of:=[.$B$3]*([.C203]^(1/[.$B$1]))" office:value-type="float" office:value="228.85772638">
            <text:p>22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03]+1" office:value-type="float" office:value="202">
            <text:p>202</text:p>
          </table:table-cell>
          <table:table-cell table:style-name="ce4" table:formula="of:=[.$B$3]*([.C204]^(1/[.$B$1]))" office:value-type="float" office:value="229.374569423063">
            <text:p>22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04]+1" office:value-type="float" office:value="203">
            <text:p>203</text:p>
          </table:table-cell>
          <table:table-cell table:style-name="ce4" table:formula="of:=[.$B$3]*([.C205]^(1/[.$B$1]))" office:value-type="float" office:value="229.890018725687">
            <text:p>2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05]+1" office:value-type="float" office:value="204">
            <text:p>204</text:p>
          </table:table-cell>
          <table:table-cell table:style-name="ce4" table:formula="of:=[.$B$3]*([.C206]^(1/[.$B$1]))" office:value-type="float" office:value="230.404084884369">
            <text:p>2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06]+1" office:value-type="float" office:value="205">
            <text:p>205</text:p>
          </table:table-cell>
          <table:table-cell table:style-name="ce4" table:formula="of:=[.$B$3]*([.C207]^(1/[.$B$1]))" office:value-type="float" office:value="230.916778363559">
            <text:p>23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07]+1" office:value-type="float" office:value="206">
            <text:p>206</text:p>
          </table:table-cell>
          <table:table-cell table:style-name="ce4" table:formula="of:=[.$B$3]*([.C208]^(1/[.$B$1]))" office:value-type="float" office:value="231.428109497944">
            <text:p>23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08]+1" office:value-type="float" office:value="207">
            <text:p>207</text:p>
          </table:table-cell>
          <table:table-cell table:style-name="ce4" table:formula="of:=[.$B$3]*([.C209]^(1/[.$B$1]))" office:value-type="float" office:value="231.938088494678">
            <text:p>23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09]+1" office:value-type="float" office:value="208">
            <text:p>208</text:p>
          </table:table-cell>
          <table:table-cell table:style-name="ce4" table:formula="of:=[.$B$3]*([.C210]^(1/[.$B$1]))" office:value-type="float" office:value="232.44672543556">
            <text:p>23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10]+1" office:value-type="float" office:value="209">
            <text:p>209</text:p>
          </table:table-cell>
          <table:table-cell table:style-name="ce4" table:formula="of:=[.$B$3]*([.C211]^(1/[.$B$1]))" office:value-type="float" office:value="232.954030279174">
            <text:p>2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11]+1" office:value-type="float" office:value="210">
            <text:p>210</text:p>
          </table:table-cell>
          <table:table-cell table:style-name="ce4" table:formula="of:=[.$B$3]*([.C212]^(1/[.$B$1]))" office:value-type="float" office:value="233.460012862972">
            <text:p>2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12]+1" office:value-type="float" office:value="211">
            <text:p>211</text:p>
          </table:table-cell>
          <table:table-cell table:style-name="ce4" table:formula="of:=[.$B$3]*([.C213]^(1/[.$B$1]))" office:value-type="float" office:value="233.964682905315">
            <text:p>2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13]+1" office:value-type="float" office:value="212">
            <text:p>212</text:p>
          </table:table-cell>
          <table:table-cell table:style-name="ce4" table:formula="of:=[.$B$3]*([.C214]^(1/[.$B$1]))" office:value-type="float" office:value="234.468050007479">
            <text:p>2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14]+1" office:value-type="float" office:value="213">
            <text:p>213</text:p>
          </table:table-cell>
          <table:table-cell table:style-name="ce4" table:formula="of:=[.$B$3]*([.C215]^(1/[.$B$1]))" office:value-type="float" office:value="234.970123655602">
            <text:p>23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15]+1" office:value-type="float" office:value="214">
            <text:p>214</text:p>
          </table:table-cell>
          <table:table-cell table:style-name="ce4" table:formula="of:=[.$B$3]*([.C216]^(1/[.$B$1]))" office:value-type="float" office:value="235.470913222603">
            <text:p>23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16]+1" office:value-type="float" office:value="215">
            <text:p>215</text:p>
          </table:table-cell>
          <table:table-cell table:style-name="ce4" table:formula="of:=[.$B$3]*([.C217]^(1/[.$B$1]))" office:value-type="float" office:value="235.970427970055">
            <text:p>23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17]+1" office:value-type="float" office:value="216">
            <text:p>216</text:p>
          </table:table-cell>
          <table:table-cell table:style-name="ce4" table:formula="of:=[.$B$3]*([.C218]^(1/[.$B$1]))" office:value-type="float" office:value="236.468677050017">
            <text:p>23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18]+1" office:value-type="float" office:value="217">
            <text:p>217</text:p>
          </table:table-cell>
          <table:table-cell table:style-name="ce4" table:formula="of:=[.$B$3]*([.C219]^(1/[.$B$1]))" office:value-type="float" office:value="236.965669506833">
            <text:p>23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19]+1" office:value-type="float" office:value="218">
            <text:p>218</text:p>
          </table:table-cell>
          <table:table-cell table:style-name="ce4" table:formula="of:=[.$B$3]*([.C220]^(1/[.$B$1]))" office:value-type="float" office:value="237.461414278882">
            <text:p>23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20]+1" office:value-type="float" office:value="219">
            <text:p>219</text:p>
          </table:table-cell>
          <table:table-cell table:style-name="ce4" table:formula="of:=[.$B$3]*([.C221]^(1/[.$B$1]))" office:value-type="float" office:value="237.955920200311">
            <text:p>23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21]+1" office:value-type="float" office:value="220">
            <text:p>220</text:p>
          </table:table-cell>
          <table:table-cell table:style-name="ce4" table:formula="of:=[.$B$3]*([.C222]^(1/[.$B$1]))" office:value-type="float" office:value="238.449196002708">
            <text:p>23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22]+1" office:value-type="float" office:value="221">
            <text:p>221</text:p>
          </table:table-cell>
          <table:table-cell table:style-name="ce4" table:formula="of:=[.$B$3]*([.C223]^(1/[.$B$1]))" office:value-type="float" office:value="238.941250316762">
            <text:p>23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23]+1" office:value-type="float" office:value="222">
            <text:p>222</text:p>
          </table:table-cell>
          <table:table-cell table:style-name="ce4" table:formula="of:=[.$B$3]*([.C224]^(1/[.$B$1]))" office:value-type="float" office:value="239.432091673875">
            <text:p>23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24]+1" office:value-type="float" office:value="223">
            <text:p>223</text:p>
          </table:table-cell>
          <table:table-cell table:style-name="ce4" table:formula="of:=[.$B$3]*([.C225]^(1/[.$B$1]))" office:value-type="float" office:value="239.921728507748">
            <text:p>24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25]+1" office:value-type="float" office:value="224">
            <text:p>224</text:p>
          </table:table-cell>
          <table:table-cell table:style-name="ce4" table:formula="of:=[.$B$3]*([.C226]^(1/[.$B$1]))" office:value-type="float" office:value="240.41016915593">
            <text:p>24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26]+1" office:value-type="float" office:value="225">
            <text:p>225</text:p>
          </table:table-cell>
          <table:table-cell table:style-name="ce4" table:formula="of:=[.$B$3]*([.C227]^(1/[.$B$1]))" office:value-type="float" office:value="240.89742186134">
            <text:p>24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27]+1" office:value-type="float" office:value="226">
            <text:p>226</text:p>
          </table:table-cell>
          <table:table-cell table:style-name="ce4" table:formula="of:=[.$B$3]*([.C228]^(1/[.$B$1]))" office:value-type="float" office:value="241.383494773757">
            <text:p>24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28]+1" office:value-type="float" office:value="227">
            <text:p>227</text:p>
          </table:table-cell>
          <table:table-cell table:style-name="ce4" table:formula="of:=[.$B$3]*([.C229]^(1/[.$B$1]))" office:value-type="float" office:value="241.868395951278">
            <text:p>24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29]+1" office:value-type="float" office:value="228">
            <text:p>228</text:p>
          </table:table-cell>
          <table:table-cell table:style-name="ce4" table:formula="of:=[.$B$3]*([.C230]^(1/[.$B$1]))" office:value-type="float" office:value="242.352133361746">
            <text:p>24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30]+1" office:value-type="float" office:value="229">
            <text:p>229</text:p>
          </table:table-cell>
          <table:table-cell table:style-name="ce4" table:formula="of:=[.$B$3]*([.C231]^(1/[.$B$1]))" office:value-type="float" office:value="242.834714884159">
            <text:p>24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31]+1" office:value-type="float" office:value="230">
            <text:p>230</text:p>
          </table:table-cell>
          <table:table-cell table:style-name="ce4" table:formula="of:=[.$B$3]*([.C232]^(1/[.$B$1]))" office:value-type="float" office:value="243.316148310034">
            <text:p>24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32]+1" office:value-type="float" office:value="231">
            <text:p>231</text:p>
          </table:table-cell>
          <table:table-cell table:style-name="ce4" table:formula="of:=[.$B$3]*([.C233]^(1/[.$B$1]))" office:value-type="float" office:value="243.796441344764">
            <text:p>24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33]+1" office:value-type="float" office:value="232">
            <text:p>232</text:p>
          </table:table-cell>
          <table:table-cell table:style-name="ce4" table:formula="of:=[.$B$3]*([.C234]^(1/[.$B$1]))" office:value-type="float" office:value="244.275601608931">
            <text:p>24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34]+1" office:value-type="float" office:value="233">
            <text:p>233</text:p>
          </table:table-cell>
          <table:table-cell table:style-name="ce4" table:formula="of:=[.$B$3]*([.C235]^(1/[.$B$1]))" office:value-type="float" office:value="244.753636639602">
            <text:p>24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35]+1" office:value-type="float" office:value="234">
            <text:p>234</text:p>
          </table:table-cell>
          <table:table-cell table:style-name="ce4" table:formula="of:=[.$B$3]*([.C236]^(1/[.$B$1]))" office:value-type="float" office:value="245.230553891603">
            <text:p>24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36]+1" office:value-type="float" office:value="235">
            <text:p>235</text:p>
          </table:table-cell>
          <table:table-cell table:style-name="ce4" table:formula="of:=[.$B$3]*([.C237]^(1/[.$B$1]))" office:value-type="float" office:value="245.706360738757">
            <text:p>24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37]+1" office:value-type="float" office:value="236">
            <text:p>236</text:p>
          </table:table-cell>
          <table:table-cell table:style-name="ce4" table:formula="of:=[.$B$3]*([.C238]^(1/[.$B$1]))" office:value-type="float" office:value="246.181064475109">
            <text:p>24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38]+1" office:value-type="float" office:value="237">
            <text:p>237</text:p>
          </table:table-cell>
          <table:table-cell table:style-name="ce4" table:formula="of:=[.$B$3]*([.C239]^(1/[.$B$1]))" office:value-type="float" office:value="246.654672316122">
            <text:p>24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39]+1" office:value-type="float" office:value="238">
            <text:p>238</text:p>
          </table:table-cell>
          <table:table-cell table:style-name="ce4" table:formula="of:=[.$B$3]*([.C240]^(1/[.$B$1]))" office:value-type="float" office:value="247.12719139985">
            <text:p>24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40]+1" office:value-type="float" office:value="239">
            <text:p>239</text:p>
          </table:table-cell>
          <table:table-cell table:style-name="ce4" table:formula="of:=[.$B$3]*([.C241]^(1/[.$B$1]))" office:value-type="float" office:value="247.598628788092">
            <text:p>24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41]+1" office:value-type="float" office:value="240">
            <text:p>240</text:p>
          </table:table-cell>
          <table:table-cell table:style-name="ce4" table:formula="of:=[.$B$3]*([.C242]^(1/[.$B$1]))" office:value-type="float" office:value="248.068991467522">
            <text:p>24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42]+1" office:value-type="float" office:value="241">
            <text:p>241</text:p>
          </table:table-cell>
          <table:table-cell table:style-name="ce4" table:formula="of:=[.$B$3]*([.C243]^(1/[.$B$1]))" office:value-type="float" office:value="248.538286350794">
            <text:p>24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43]+1" office:value-type="float" office:value="242">
            <text:p>242</text:p>
          </table:table-cell>
          <table:table-cell table:style-name="ce4" table:formula="of:=[.$B$3]*([.C244]^(1/[.$B$1]))" office:value-type="float" office:value="249.006520277634">
            <text:p>24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44]+1" office:value-type="float" office:value="243">
            <text:p>243</text:p>
          </table:table-cell>
          <table:table-cell table:style-name="ce4" table:formula="of:=[.$B$3]*([.C245]^(1/[.$B$1]))" office:value-type="float" office:value="249.473700015905">
            <text:p>24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45]+1" office:value-type="float" office:value="244">
            <text:p>244</text:p>
          </table:table-cell>
          <table:table-cell table:style-name="ce4" table:formula="of:=[.$B$3]*([.C246]^(1/[.$B$1]))" office:value-type="float" office:value="249.939832262654">
            <text:p>2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46]+1" office:value-type="float" office:value="245">
            <text:p>245</text:p>
          </table:table-cell>
          <table:table-cell table:style-name="ce4" table:formula="of:=[.$B$3]*([.C247]^(1/[.$B$1]))" office:value-type="float" office:value="250.404923645141">
            <text:p>2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47]+1" office:value-type="float" office:value="246">
            <text:p>246</text:p>
          </table:table-cell>
          <table:table-cell table:style-name="ce4" table:formula="of:=[.$B$3]*([.C248]^(1/[.$B$1]))" office:value-type="float" office:value="250.868980721848">
            <text:p>25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48]+1" office:value-type="float" office:value="247">
            <text:p>247</text:p>
          </table:table-cell>
          <table:table-cell table:style-name="ce4" table:formula="of:=[.$B$3]*([.C249]^(1/[.$B$1]))" office:value-type="float" office:value="251.332009983469">
            <text:p>25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49]+1" office:value-type="float" office:value="248">
            <text:p>248</text:p>
          </table:table-cell>
          <table:table-cell table:style-name="ce4" table:formula="of:=[.$B$3]*([.C250]^(1/[.$B$1]))" office:value-type="float" office:value="251.79401785388">
            <text:p>25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50]+1" office:value-type="float" office:value="249">
            <text:p>249</text:p>
          </table:table-cell>
          <table:table-cell table:style-name="ce4" table:formula="of:=[.$B$3]*([.C251]^(1/[.$B$1]))" office:value-type="float" office:value="252.255010691095">
            <text:p>25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51]+1" office:value-type="float" office:value="250">
            <text:p>250</text:p>
          </table:table-cell>
          <table:table-cell table:style-name="ce4" table:formula="of:=[.$B$3]*([.C252]^(1/[.$B$1]))" office:value-type="float" office:value="252.714994788205">
            <text:p>25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52]+1" office:value-type="float" office:value="251">
            <text:p>251</text:p>
          </table:table-cell>
          <table:table-cell table:style-name="ce4" table:formula="of:=[.$B$3]*([.C253]^(1/[.$B$1]))" office:value-type="float" office:value="253.173976374292">
            <text:p>25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53]+1" office:value-type="float" office:value="252">
            <text:p>252</text:p>
          </table:table-cell>
          <table:table-cell table:style-name="ce4" table:formula="of:=[.$B$3]*([.C254]^(1/[.$B$1]))" office:value-type="float" office:value="253.631961615336">
            <text:p>25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54]+1" office:value-type="float" office:value="253">
            <text:p>253</text:p>
          </table:table-cell>
          <table:table-cell table:style-name="ce4" table:formula="of:=[.$B$3]*([.C255]^(1/[.$B$1]))" office:value-type="float" office:value="254.088956615104">
            <text:p>25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55]+1" office:value-type="float" office:value="254">
            <text:p>254</text:p>
          </table:table-cell>
          <table:table-cell table:style-name="ce4" table:formula="of:=[.$B$3]*([.C256]^(1/[.$B$1]))" office:value-type="float" office:value="254.544967416015">
            <text:p>25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256]+1" office:value-type="float" office:value="255">
            <text:p>255</text:p>
          </table:table-cell>
          <table:table-cell table:style-name="ce4" table:formula="of:=[.$B$3]*([.C257]^(1/[.$B$1]))" office:value-type="float" office:value="255">
            <text:p>255</text:p>
          </table:table-cell>
          <table:table-cell table:number-columns-repeated="1020"/>
        </table:table-row>
        <table:table-row table:style-name="ro1" table:number-rows-repeated="65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minance &amp; Gamma" table:style-name="ta2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>
            <draw:frame table:end-cell-address="'Luminance &amp; Gamma'.K34" table:end-x="1.321cm" table:end-y="0.098cm" draw:z-index="0" draw:name=" 0" draw:style-name="gr1" svg:width="22.903cm" svg:height="14.5cm" svg:x="0.999cm" svg:y="0.05cm">
              <draw:object draw:notify-on-update-of-ranges="Feuil1.C1:Feuil1.C1 Feuil1.C2:Feuil1.C257 Feuil1.D1:Feuil1.D1 Feuil1.D2:Feuil1.D2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Feuil2" table:style-name="ta3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Feuil3" table:style-name="ta4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2" number:min-integer-digits="1" number:decimal-replacement="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30/09/2013</text:date>, <text:time>14:0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minance_20__26__20_Gamma" style:display-name="PageStyle_Luminance &amp; Gamm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SA</meta:initial-creator>
    <meta:creation-date>2013-09-30T13:46:55</meta:creation-date>
    <dc:creator>MSA</dc:creator>
    <dc:date>2013-09-30T14:07:51</dc:date>
    <meta:document-statistic meta:table-count="4" meta:cell-count="518" meta:object-count="1"/>
    <meta:generator>OpenOffice.org/3.1$Win32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svg:stroke-color="#000000" svg:stroke-opacity="100%" draw:fill="none" draw:fill-color="#000000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2pt" fo:font-style="normal" fo:text-shadow="none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ch3" style:family="chart"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Arial" fo:font-size="10pt" fo:font-style="normal" fo:text-shadow="none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ch4" style:family="chart">
      <style:chart-properties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c0c0c0" draw:opacity="100%"/>
    </style:style>
    <style:style style:name="ch11" style:family="chart">
      <style:graphic-properties draw:fill-color="#d9d9d9"/>
    </style:style>
  </office:automatic-styles>
  <office:body>
    <office:chart>
      <chart:chart svg:width="22.904cm" svg:height="14.501cm" chart:class="chart:line" chart:style-name="ch1">
        <chart:title svg:x="8.607cm" svg:y="0.291cm" chart:style-name="ch2">
          <text:p>Graphe luminance &amp; gamma</text:p>
        </chart:title>
        <chart:legend chart:legend-position="end" svg:x="14.114cm" svg:y="6.885cm" chart:style-name="ch3"/>
        <chart:plot-area chart:style-name="ch4" table:cell-range-address="Feuil1.C1:Feuil1.D257" chart:data-source-has-labels="row" svg:x="0.457cm" svg:y="1.084cm" svg:width="12.197cm" svg:height="12.8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1.C2:Feuil1.C257" chart:label-cell-address="Feuil1.C1:Feuil1.C1" chart:class="chart:line">
            <chart:data-point chart:repeated="256"/>
          </chart:series>
          <chart:series chart:style-name="ch9" chart:values-cell-range-address="Feuil1.D2:Feuil1.D257" chart:label-cell-address="Feuil1.D1:Feuil1.D1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1.C1:Feuil1.C1">Luminance</text:p>
              </table:table-cell>
              <table:table-cell office:value-type="string">
                <text:p text:id="Feuil1.D1:Feuil1.D1">GAMM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euil1.C2:Feuil1.C257">0</text:p>
              </table:table-cell>
              <table:table-cell office:value-type="float" office:value="0">
                <text:p text:id="Feuil1.D2:Feuil1.D25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5427357767675">
                <text:p>20.5427357767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8.1507582005387">
                <text:p>28.1507582005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.8478881993042">
                <text:p>33.8478881993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8.5764192207263">
                <text:p>38.5764192207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.694498694422">
                <text:p>42.694498694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6.3834869246132">
                <text:p>46.3834869246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.7500765091207">
                <text:p>49.7500765091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2.8632340660986">
                <text:p>52.8632340660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5.7705433201495">
                <text:p>55.7705433201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8.5064483280333">
                <text:p>58.5064483280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1.0968179225957">
                <text:p>61.0968179225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3.5616569818966">
                <text:p>63.5616569818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5.9168078512217">
                <text:p>65.9168078512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8.1750663341751">
                <text:p>68.1750663341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0.3469408475025">
                <text:p>70.3469408475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2.4411848579686">
                <text:p>72.4411848579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4.4651801480817">
                <text:p>74.4651801480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6.4252189571431">
                <text:p>76.4252189571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8.3267157746415">
                <text:p>78.3267157746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0.1743690787975">
                <text:p>80.1743690787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1.9722867434225">
                <text:p>81.9722867434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3.7240846034952">
                <text:p>83.7240846034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5.4329648747255">
                <text:p>85.4329648747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.1017792355848">
                <text:p>87.1017792355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8.7330800812565">
                <text:p>88.7330800812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0.3291625485288">
                <text:p>90.32916254852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1.8920992621515">
                <text:p>91.8920992621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3.4237692843966">
                <text:p>93.4237692843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4.9258824060731">
                <text:p>94.9258824060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6.3999996624233">
                <text:p>96.3999996624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7.8475507661025">
                <text:p>97.8475507661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.2698490044097">
                <text:p>99.2698490044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0.668104036855">
                <text:p>100.668104036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2.043432943285">
                <text:p>102.0434329432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3.396869805833">
                <text:p>103.3968698058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4.729374055372">
                <text:p>104.7293740553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6.041837771476">
                <text:p>106.041837771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7.335092091673">
                <text:p>107.3350920916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8.609912859145">
                <text:p>108.6099128591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9.867025616445">
                <text:p>109.867025616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11.107110035344">
                <text:p>111.107110035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12.330803858609">
                <text:p>112.330803858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3.538706417764">
                <text:p>113.538706417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14.731381781191">
                <text:p>114.731381781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5.909361578909">
                <text:p>115.909361578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7.07314754364">
                <text:p>117.07314754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8.223213802177">
                <text:p>118.223213802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19.360008946358">
                <text:p>119.3600089463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0.483957908981">
                <text:p>120.483957908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1.595463666599">
                <text:p>121.5954636665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2.694908788333">
                <text:p>122.694908788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3.782656847321">
                <text:p>123.7826568473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24.859053709415">
                <text:p>124.859053709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5.924428711889">
                <text:p>125.924428711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26.979095743404">
                <text:p>126.9790957434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8.023354235139">
                <text:p>128.0233542351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9.057490071847">
                <text:p>129.057490071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0.081776430589">
                <text:p>130.0817764305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1.09647455403">
                <text:p>131.09647455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32.101834464421">
                <text:p>132.1018344644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3.098095623729">
                <text:p>133.098095623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4.085487544781">
                <text:p>134.0854875447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5.064230357796">
                <text:p>135.0642303577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36.034535336211">
                <text:p>136.034535336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36.996605385307">
                <text:p>136.996605385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37.950635496813">
                <text:p>137.9506354968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38.896813172313">
                <text:p>138.896813172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39.835318818053">
                <text:p>139.835318818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0.766326113445">
                <text:p>140.766326113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1.690002355401">
                <text:p>141.6900023554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42.606508780381">
                <text:p>142.606508780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3.516000865901">
                <text:p>143.5160008659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44.418628613086">
                <text:p>144.4186286130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45.314536811673">
                <text:p>145.3145368116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46.203865288817">
                <text:p>146.203865288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47.08674914285">
                <text:p>147.08674914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47.96331896312">
                <text:p>147.963318963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48.833701036897">
                <text:p>148.833701036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49.69801754425">
                <text:p>149.69801754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50.556386741766">
                <text:p>150.556386741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51.40892313585">
                <text:p>151.408923135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52.25573764634">
                <text:p>152.255737646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53.096937761079">
                <text:p>153.0969377610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53.932627682048">
                <text:p>153.932627682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54.762908463619">
                <text:p>154.762908463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55.587878143432">
                <text:p>155.5878781434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56.407631866384">
                <text:p>156.407631866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57.222262002155">
                <text:p>157.222262002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8.031858256677">
                <text:p>158.031858256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8.836507777938">
                <text:p>158.8365077779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59.63629525645">
                <text:p>159.636295256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60.431303020711">
                <text:p>160.4313030207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61.221611127976">
                <text:p>161.221611127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62.007297450591">
                <text:p>162.007297450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62.788437758168">
                <text:p>162.788437758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63.565105795845">
                <text:p>163.5651057958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64.337373358845">
                <text:p>164.337373358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65.10531036355">
                <text:p>165.105310363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65.868984915289">
                <text:p>165.8689849152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66.628463373025">
                <text:p>166.6284633730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67.383810411104">
                <text:p>167.3838104111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68.135089078238">
                <text:p>168.1350890782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68.882360853859">
                <text:p>168.8823608538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69.625685701999">
                <text:p>169.625685701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70.365122122821">
                <text:p>170.3651221228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71.100727201919">
                <text:p>171.1007272019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71.832556657516">
                <text:p>171.8325566575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72.560664885656">
                <text:p>172.5606648856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73.285105003504">
                <text:p>173.2851050035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74.005928890844">
                <text:p>174.0059288908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74.723187229859">
                <text:p>174.7231872298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75.436929543295">
                <text:p>175.436929543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76.14720423108">
                <text:p>176.147204231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76.854058605463">
                <text:p>176.8540586054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77.557538924766">
                <text:p>177.5575389247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78.2576904258">
                <text:p>178.2576904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8.954557355018">
                <text:p>178.954557355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79.648182998452">
                <text:p>179.6481829984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80.338609710506">
                <text:p>180.3386097105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81.025878941655">
                <text:p>181.0258789416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1.710031265085">
                <text:p>181.7100312650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2.39110640235">
                <text:p>182.391106402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3.06914324806">
                <text:p>183.06914324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83.744179893668">
                <text:p>183.744179893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84.416253650388">
                <text:p>184.4162536503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85.085401071272">
                <text:p>185.0854010712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85.751657972503">
                <text:p>185.7516579725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86.415059453921">
                <text:p>186.4150594539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87.075639918824">
                <text:p>187.075639918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87.73343309307">
                <text:p>187.733433093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88.388472043518">
                <text:p>188.3884720435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89.040789195824">
                <text:p>189.0407891958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89.690416351631">
                <text:p>189.6904163516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90.337384705166">
                <text:p>190.3373847051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90.981724859286">
                <text:p>190.9817248592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91.623466840971">
                <text:p>191.6234668409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92.262640116311">
                <text:p>192.2626401163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92.899273604994">
                <text:p>192.899273604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93.533395694312">
                <text:p>193.5333956943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94.165034252721">
                <text:p>194.1650342527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94.794216642949">
                <text:p>194.7942166429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95.420969734694">
                <text:p>195.4209697346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96.045319916904">
                <text:p>196.0453199169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96.667293109682">
                <text:p>196.6672931096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97.286914775802">
                <text:p>197.2869147758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97.904209931872">
                <text:p>197.9042099318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98.51920315915">
                <text:p>198.519203159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99.131918614025">
                <text:p>199.131918614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99.742380038175">
                <text:p>199.7423800381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00.350610768419">
                <text:p>200.3506107684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00.956633746266">
                <text:p>200.9566337462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01.560471527186">
                <text:p>201.5604715271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02.162146289593">
                <text:p>202.1621462895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02.76167984357">
                <text:p>202.761679843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03.359093639334">
                <text:p>203.3590936393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03.954408775452">
                <text:p>203.9544087754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04.547646006821">
                <text:p>204.5476460068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05.138825752414">
                <text:p>205.1388257524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05.727968102805">
                <text:p>205.7279681028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06.315092827483">
                <text:p>206.3150928274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06.900219381949">
                <text:p>206.9002193819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07.483366914626">
                <text:p>207.4833669146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08.06455427356">
                <text:p>208.06455427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08.643800012951">
                <text:p>208.6438000129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9.221122399491">
                <text:p>209.2211223994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09.79653941853">
                <text:p>209.796539418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10.370068780081">
                <text:p>210.3700687800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0.941727924651">
                <text:p>210.9417279246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1.51153402892">
                <text:p>211.511534028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12.07950401127">
                <text:p>212.079504011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12.645654537161">
                <text:p>212.645654537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13.210002024366">
                <text:p>213.2100020243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13.772562648073">
                <text:p>213.7725626480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14.333352345843">
                <text:p>214.3333523458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14.892386822447">
                <text:p>214.8923868224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15.449681554578">
                <text:p>215.4496815545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16.005251795434">
                <text:p>216.0052517954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16.559112579188">
                <text:p>216.5591125791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17.11127872535">
                <text:p>217.111278725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17.661764843003">
                <text:p>217.661764843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18.210585334952">
                <text:p>218.2105853349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18.757754401748">
                <text:p>218.7577544017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19.303286045632">
                <text:p>219.3032860456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19.847194074364">
                <text:p>219.8471940743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20.38949210497">
                <text:p>220.389492104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20.930193567387">
                <text:p>220.930193567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21.469311708031">
                <text:p>221.4693117080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22.006859593263">
                <text:p>222.0068595932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22.542850112787">
                <text:p>222.5428501127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23.077295982955">
                <text:p>223.0772959829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23.610209750001">
                <text:p>223.61020975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24.141603793187">
                <text:p>224.1416037931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24.671490327893">
                <text:p>224.6714903278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25.199881408612">
                <text:p>225.199881408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25.726788931894">
                <text:p>225.7267889318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26.252224639212">
                <text:p>226.2522246392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26.776200119759">
                <text:p>226.7762001197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27.298726813193">
                <text:p>227.2987268131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27.819816012303">
                <text:p>227.8198160123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28.339478865625">
                <text:p>228.339478865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28.85772638">
                <text:p>228.857726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29.374569423063">
                <text:p>229.3745694230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29.890018725687">
                <text:p>229.8900187256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30.404084884369">
                <text:p>230.4040848843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30.916778363559">
                <text:p>230.9167783635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31.428109497944">
                <text:p>231.4281094979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31.938088494678">
                <text:p>231.9380884946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32.44672543556">
                <text:p>232.446725435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32.954030279174">
                <text:p>232.9540302791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33.460012862972">
                <text:p>233.4600128629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33.964682905315">
                <text:p>233.9646829053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34.468050007479">
                <text:p>234.4680500074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34.970123655602">
                <text:p>234.9701236556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35.470913222603">
                <text:p>235.4709132226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35.970427970055">
                <text:p>235.9704279700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36.468677050017">
                <text:p>236.4686770500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36.965669506833">
                <text:p>236.9656695068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37.461414278882">
                <text:p>237.4614142788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37.955920200311">
                <text:p>237.9559202003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38.449196002708">
                <text:p>238.4491960027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38.941250316762">
                <text:p>238.9412503167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39.432091673875">
                <text:p>239.432091673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39.921728507748">
                <text:p>239.9217285077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40.41016915593">
                <text:p>240.410169155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40.89742186134">
                <text:p>240.897421861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41.383494773757">
                <text:p>241.3834947737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41.868395951278">
                <text:p>241.8683959512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42.352133361746">
                <text:p>242.3521333617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42.834714884159">
                <text:p>242.8347148841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43.316148310034">
                <text:p>243.3161483100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43.796441344764">
                <text:p>243.7964413447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44.275601608931">
                <text:p>244.2756016089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44.753636639602">
                <text:p>244.7536366396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45.230553891603">
                <text:p>245.2305538916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45.706360738757">
                <text:p>245.7063607387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46.181064475109">
                <text:p>246.1810644751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46.654672316122">
                <text:p>246.6546723161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47.12719139985">
                <text:p>247.127191399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7.598628788092">
                <text:p>247.5986287880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48.068991467522">
                <text:p>248.0689914675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48.538286350794">
                <text:p>248.5382863507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49.006520277634">
                <text:p>249.0065202776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9.473700015905">
                <text:p>249.4737000159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49.939832262654">
                <text:p>249.9398322626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50.404923645141">
                <text:p>250.4049236451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50.868980721848">
                <text:p>250.8689807218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51.332009983469">
                <text:p>251.3320099834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51.79401785388">
                <text:p>251.794017853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52.255010691095">
                <text:p>252.2550106910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52.714994788205">
                <text:p>252.7149947882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53.173976374292">
                <text:p>253.1739763742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3.631961615336">
                <text:p>253.6319616153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4.088956615104">
                <text:p>254.0889566151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4.544967416015">
                <text:p>254.5449674160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